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96aa2"/>
    </style:style>
    <style:style style:name="P2" style:family="paragraph" style:parent-style-name="Standard">
      <style:paragraph-properties fo:text-align="start" style:justify-single-word="false"/>
      <style:text-properties fo:font-size="13pt" fo:font-weight="normal" officeooo:rsid="000ab176" officeooo:paragraph-rsid="000ab176" style:font-size-asian="13pt" style:font-weight-asian="normal" style:font-size-complex="13pt" style:font-weight-complex="normal"/>
    </style:style>
    <style:style style:name="P3" style:family="paragraph" style:parent-style-name="Standard">
      <style:paragraph-properties fo:text-align="start" style:justify-single-word="false"/>
      <style:text-properties fo:font-size="15pt" fo:font-weight="bold" officeooo:rsid="00096aa2" officeooo:paragraph-rsid="00096aa2" style:font-size-asian="15pt" style:font-weight-asian="bold" style:font-size-complex="15pt" style:font-weight-complex="bold"/>
    </style:style>
    <style:style style:name="P4" style:family="paragraph" style:parent-style-name="Standard">
      <style:text-properties fo:font-size="15pt" fo:font-weight="bold" officeooo:rsid="000ab176"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fo:font-weight="bold" officeooo:rsid="000ab176" officeooo:paragraph-rsid="000ab176" style:font-size-asian="15pt" style:font-weight-asian="bold" style:font-size-complex="15pt" style:font-weight-complex="bold"/>
    </style:style>
    <style:style style:name="P6" style:family="paragraph" style:parent-style-name="Text_20_body">
      <style:paragraph-properties fo:margin-top="0.423cm" fo:margin-bottom="0cm" loext:contextual-spacing="false" fo:line-height="120%" style:writing-mode="lr-tb"/>
    </style:style>
    <style:style style:name="P7" style:family="paragraph" style:parent-style-name="Text_20_body">
      <style:paragraph-properties fo:margin-top="0cm" fo:margin-bottom="0.423cm" loext:contextual-spacing="false" fo:line-height="138%" style:writing-mode="lr-tb"/>
    </style:style>
    <style:style style:name="P8" style:family="paragraph">
      <loext:graphic-properties draw:fill-color="#ffaa95"/>
    </style:style>
    <style:style style:name="P9" style:family="paragraph">
      <loext:graphic-properties draw:fill-color="#afd095"/>
    </style:style>
    <style:style style:name="P10" style:family="paragraph">
      <style:text-properties fo:font-size="12pt"/>
    </style:style>
    <style:style style:name="T1" style:family="text">
      <style:text-properties fo:background-color="#ffff00" loext:char-shading-value="0"/>
    </style:style>
    <style:style style:name="T2" style:family="text">
      <style:text-properties fo:background-color="#ffff00" loext:char-shading-value="0"/>
    </style:style>
    <style:style style:name="T3" style:family="text">
      <style:text-properties style:text-position="sub 58%"/>
    </style:style>
    <style:style style:name="T4" style:family="text">
      <style:text-properties style:text-position="0% 100%"/>
    </style:style>
    <style:style style:name="T5" style:family="text">
      <style:text-properties fo:color="#3465a4" style:text-position="0% 100%"/>
    </style:style>
    <style:style style:name="T6" style:family="text">
      <style:text-properties fo:color="#3465a4" style:text-position="0% 100%" officeooo:rsid="00096aa2"/>
    </style:style>
    <style:style style:name="T7" style:family="text">
      <style:text-properties fo:color="#3465a4" style:text-position="sub 58%"/>
    </style:style>
    <style:style style:name="T8" style:family="text">
      <style:text-properties fo:color="#3465a4" style:text-position="sub 58%" officeooo:rsid="00096aa2"/>
    </style:style>
    <style:style style:name="T9" style:family="text">
      <style:text-properties fo:color="#000000" style:text-position="0% 100%"/>
    </style:style>
    <style:style style:name="T10" style:family="text">
      <style:text-properties fo:color="#000000" style:text-position="0% 100%" officeooo:rsid="000b938e"/>
    </style:style>
    <style:style style:name="T11" style:family="text">
      <style:text-properties fo:color="#000000" style:text-position="0% 100%" fo:font-size="15pt" fo:font-weight="bold" officeooo:rsid="000ab176" style:font-size-asian="15pt" style:font-weight-asian="bold" style:font-size-complex="15pt" style:font-weight-complex="bold"/>
    </style:style>
    <style:style style:name="T12" style:family="text">
      <style:text-properties fo:color="#000000" style:text-position="sub 58%"/>
    </style:style>
    <style:style style:name="T13" style:family="text">
      <style:text-properties fo:color="#ff5429" style:text-position="0% 100%"/>
    </style:style>
    <style:style style:name="T14" style:family="text">
      <style:text-properties fo:color="#ff5429" style:text-position="0% 100%" officeooo:rsid="00096aa2"/>
    </style:style>
    <style:style style:name="T15" style:family="text">
      <style:text-properties fo:color="#ff5429" style:text-position="sub 58%"/>
    </style:style>
    <style:style style:name="T16" style:family="text">
      <style:text-properties fo:color="#ff5429" style:text-position="sub 58%" officeooo:rsid="00096aa2"/>
    </style:style>
    <style:style style:name="T17" style:family="text">
      <style:text-properties fo:color="#069a2e" style:text-position="0% 100%"/>
    </style:style>
    <style:style style:name="T18" style:family="text">
      <style:text-properties fo:color="#069a2e" style:text-position="0% 100%" officeooo:rsid="00096aa2"/>
    </style:style>
    <style:style style:name="T19" style:family="text">
      <style:text-properties fo:color="#069a2e" style:text-position="sub 58%"/>
    </style:style>
    <style:style style:name="T20" style:family="text">
      <style:text-properties fo:color="#069a2e" style:text-position="sub 58%" officeooo:rsid="00096aa2"/>
    </style:style>
    <style:style style:name="T21" style:family="text">
      <style:text-properties fo:font-variant="normal" fo:text-transform="none" fo:color="#000000" style:text-line-through-style="none" style:text-line-through-type="none" style:font-name="Arial" fo:font-size="23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3465a4" style:text-line-through-style="none" style:text-line-through-type="none" style:font-name="Arial" fo:font-size="23pt" fo:font-style="normal" style:text-underline-style="none" fo:font-weight="bold" style:text-blinking="false" fo:background-color="transparent" loext:char-shading-value="0"/>
    </style:style>
    <style:style style:name="T24" style:family="text">
      <style:text-properties fo:font-variant="normal" fo:text-transform="none" fo:color="#3465a4" style:text-line-through-style="none" style:text-line-through-type="none" style:text-position="sub 58%" style:font-name="Arial" fo:font-size="23pt" fo:font-style="normal" style:text-underline-style="none" fo:font-weight="bold" style:text-blinking="false" fo:background-color="transparent" loext:char-shading-value="0"/>
    </style:style>
    <style:style style:name="T25" style:family="text">
      <style:text-properties fo:font-variant="normal" fo:text-transform="none" fo:color="#ff5429" style:text-line-through-style="none" style:text-line-through-type="none" style:font-name="Arial" fo:font-size="23pt" fo:font-style="normal" style:text-underline-style="none" fo:font-weight="bold" style:text-blinking="false" fo:background-color="transparent" loext:char-shading-value="0"/>
    </style:style>
    <style:style style:name="T26" style:family="text">
      <style:text-properties fo:font-variant="normal" fo:text-transform="none" fo:color="#ff5429" style:text-line-through-style="none" style:text-line-through-type="none" style:text-position="sub 58%" style:font-name="Arial" fo:font-size="23pt" fo:font-style="normal" style:text-underline-style="none" fo:font-weight="bold" style:text-blinking="false" fo:background-color="transparent" loext:char-shading-value="0"/>
    </style:style>
    <style:style style:name="T27" style:family="text">
      <style:text-properties fo:font-variant="normal" fo:text-transform="none" fo:color="#069a2e" style:text-line-through-style="none" style:text-line-through-type="none" style:font-name="Arial" fo:font-size="23pt" fo:font-style="normal" style:text-underline-style="none" fo:font-weight="bold" style:text-blinking="false" fo:background-color="transparent" loext:char-shading-value="0"/>
    </style:style>
    <style:style style:name="T28" style:family="text">
      <style:text-properties fo:font-variant="normal" fo:text-transform="none" fo:color="#069a2e" style:text-line-through-style="none" style:text-line-through-type="none" style:text-position="sub 58%" style:font-name="Arial" fo:font-size="23pt" fo:font-style="normal" style:text-underline-style="none" fo:font-weight="bold" style:text-blinking="false" fo:background-color="transparent" loext:char-shading-value="0"/>
    </style:style>
    <style:style style:name="fr1" style:family="graphic" style:parent-style-name="Formula">
      <style:graphic-properties style:vertical-pos="from-top" draw:ole-draw-aspect="1"/>
    </style:style>
    <style:style style:name="gr1" style:family="graphic">
      <style:graphic-properties draw:textarea-horizontal-align="justify" draw:textarea-vertical-align="middle" draw:auto-grow-height="false" fo:min-height="0.101cm" fo:min-width="0.002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aa95" draw:textarea-horizontal-align="justify" draw:textarea-vertical-align="middle" draw:auto-grow-height="false" fo:min-height="4.72cm" fo:min-width="4.939cm" style:run-through="background" style:wrap="run-through" style:number-wrapped-paragraphs="no-limit" style:vertical-pos="from-top" style:vertical-rel="paragraph" style:horizontal-pos="from-left" style:horizontal-rel="paragraph"/>
    </style:style>
    <style:style style:name="gr3" style:family="graphic">
      <style:graphic-properties draw:fill-color="#afd095" draw:textarea-horizontal-align="justify" draw:textarea-vertical-align="middle" draw:auto-grow-height="false" fo:min-height="4.537cm" fo:min-width="4.607cm" style:run-through="back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4.265cm" fo:min-width="4.47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4" draw:text-style-name="P10" svg:width="6.331cm" svg:height="6.03cm" svg:x="8.807cm" svg:y="-0.67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P1">Applicable standard of review</text:p>
      <text:p text:style-name="P1"><draw:custom-shape text:anchor-type="paragraph" draw:z-index="2" draw:name="Shape2" draw:style-name="gr2" draw:text-style-name="P8" svg:width="6.982cm" svg:height="6.675cm" svg:x="-0.7cm" svg:y="0.764cm"><text:p/><draw:enhanced-geometry svg:viewBox="0 0 21600 21600" draw:glue-points="10800 0 3163 3163 0 10800 3163 18437 10800 21600 18437 18437 21600 10800 18437 3163" draw:text-areas="3163 3163 18437 18437" draw:type="ellipse" draw:enhanced-path="U 10800 10800 10800 10800 0 360 Z N"/></draw:custom-shape>In this case, the issue raised is whether the officer erred in applying her discretion under section 25 of the IRPA, and the applicable standard is reasonableness (<text:span text:style-name="T2">CITATION_SUPPRESSED</text:span>, at para 30). B.</text:p>
      <text:p text:style-name="Standard"><draw:custom-shape text:anchor-type="paragraph" draw:z-index="1" draw:name="Shape3" draw:style-name="gr3" draw:text-style-name="P9" svg:width="6.517cm" svg:height="6.414cm" svg:x="9.412cm" svg:y="4.817cm"><text:p/><draw:enhanced-geometry svg:viewBox="0 0 21600 21600" draw:glue-points="10800 0 3163 3163 0 10800 3163 18437 10800 21600 18437 18437 21600 10800 18437 3163" draw:text-areas="3163 3163 18437 18437" draw:type="ellipse" draw:enhanced-path="U 10800 10800 10800 10800 0 360 Z N"/></draw:custom-shape>Is the officer's decision reasonable? The officer did not err by finding that the applicant failed to demonstrate that he would face unusual and undeserved or disproportionate hardship in the event his application for permanent residence were filed from outside Canada. As pointed out by the respondent, the fact that an individual works in Canada, is financially self-sufficient (which is not the case for the applicant) or is forced to leave his family members and/or his job cannot be the basis for automatically concluding that a favourable decision under section 25 of the IRPA must be rendered (<text:span text:style-name="T2">CITATION_SUPPRESSED</text:span>, at para 27 and para 31). In this case, the applicant demonstrated that he became accustomed to living conditions in Canada, namely because of his volunteering activities and his job. However, the applicant did not submit any evidence that his return to the DRC, once the TSR is lifted, would cause him hardship that would be unusual and undeserved or disproportionate. Moreover, the applicant worked as a mechanic in the DRC for many years (1986-2006) and he, in all likelihood, has the necessary resources to readjust to life in the Congo. The officer considered all of the evidence and all of the relevant factors that she was required to consider. In my opinion, her decision was completely reasonable. It seems that the officer applied section 25 of the IRPA in accordance with paragraph 3(3)(f) of the IRPA. First, as stated by the parties, the case law has established that paragraph 3(3)(f) of the IRPA does not require an officer to "specifically refer to and analyse the international human rights instruments to which Canada is a signatory" (<text:span text:style-name="T2">REFERENCE_SUPPRESSED</text:span>) when the officer is conducting an examination under section 25 of the IRPA. Second, as argued by the respondent, the officer adequately addressed the substance of those instruments and of the humanitarian and compassionate values associated with the Charter and the ICCPR. </text:p>
      <text:p text:style-name="Standard"/>
      <text:p text:style-name="Standard"><draw:custom-shape text:anchor-type="paragraph" draw:z-index="3" draw:name="Shape4" draw:style-name="gr1" svg:width="0.003cm" svg:height="0.144cm" svg:x="3.309cm" svg:y="0.152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Standard"/>
      <text:p text:style-name="Standard"/>
      <text:p text:style-name="Standard"/>
      <text:p text:style-name="P4"><text:bookmark text:name="docs-internal-guid-2f57009e-7fff-2f6c-75c2-97ba41d9be16"/><text:span text:style-name="T9"/></text:p>
      <text:p text:style-name="P6"><text:span text:style-name="T21">q = [ </text:span><text:span text:style-name="T23">q</text:span><text:span text:style-name="T24">i</text:span><text:span text:style-name="T23"> </text:span><text:span text:style-name="T21">, </text:span><text:span text:style-name="T25">q</text:span><text:span text:style-name="T26">i+1</text:span><text:span text:style-name="T22"> </text:span><text:span text:style-name="T21">, </text:span><text:span text:style-name="T27">q</text:span><text:span text:style-name="T28">i+2</text:span><text:span text:style-name="T22"> </text:span><text:span text:style-name="T21">]</text:span></text:p>
      <text:p text:style-name="P7"><text:span text:style-name="T22">                </text:span></text:p>
      <text:p text:style-name="Text_20_body"><text:span text:style-name="T21">Score( q , documents ) = [ </text:span><text:span text:style-name="T23">v</text:span><text:span text:style-name="T24">i</text:span><text:span text:style-name="T22"> </text:span><text:span text:style-name="T21">, </text:span><text:span text:style-name="T25">vi+1</text:span><text:span text:style-name="T22"> </text:span><text:span text:style-name="T21">, </text:span><text:span text:style-name="T27">vi+2</text:span><text:span text:style-name="T22"> </text:span><text:span text:style-name="T21">]</text:span></text:p>
      <text:p text:style-name="P5"><text:span text:style-name="T10"/></text:p>
      <text:p text:style-name="P5"><draw:frame draw:style-name="fr1" draw:name="Object1" text:anchor-type="as-char" svg:y="-0.644cm" svg:width="1.475cm" svg:height="1.074cm" draw:z-index="4"><draw:object xlink:href="./Object 1" xlink:type="simple" xlink:show="embed" xlink:actuate="onLoad"/><draw:image xlink:href="./ObjectReplacements/Object 1" xlink:type="simple" xlink:show="embed" xlink:actuate="onLoad"/></draw:frame></text:p>
      <text:p text:style-name="P5"/>
      <text:p text:style-name="P5"/>
      <text:p text:style-name="P5"/>
      <text:p text:style-name="P5"/>
      <text:p text:style-name="P5"/>
      <text:p text:style-name="P5"><text:soft-page-break/></text:p>
      <text:p text:style-name="P2">Federal Court </text:p>
      <text:p text:style-name="P2"><text:s/></text:p>
      <text:p text:style-name="P2"><text:s/>Mactavish, J. </text:p>
      <text:p text:style-name="P2"><text:s/></text:p>
      <text:p text:style-name="P2"><text:s/>April 25, 2014. </text:p>
      <text:p text:style-name="P2"><text:s/></text:p>
      <text:p text:style-name="P2"/>
      <text:p text:style-name="P2"><text:s/><text:span text:style-name="T2">Summary:</text:span> </text:p>
      <text:p text:style-name="P2"><text:s/></text:p>
      <text:p text:style-name="P2"><text:s/>Ismail illegally entered Canada. He was detained under s. 55(2)(a) of the Immigration and Refugee Protection Act (IRPA), on the basis that there were reasonable grounds to believe that he was inadmissible to Canada and that he would be unlikely to appear for his admissibility hearing, given his attempt to evade examination at a port of entry. It was discovered that he was a person of interest to the FBI, and that he might be inadmissible to Canada on security grounds. The Minister of Public Safety and Emergency Preparedness sought Ismail's continued detention under s. 58(1)(c), on the basis that the Minister was taking necessary steps to inquire into a reasonable suspicion that Ismail was inadmissible on security grounds. At the detention review hearing, the Immigration Division concluded that detention could only be continued under s. 58(1)(c) in cases where the original detention was made on the same ground, and ordered that Ismail be released. The Minister applied for judicial review. </text:p>
      <text:p text:style-name="P2"><text:s/></text:p>
      <text:p text:style-name="P2"><text:s/>The Federal Court granted the application. Notwithstanding the deference owed to the Immigration Division's interpretation of its home statute, its interpretation of the legislation at issue was unreasonable. The Court certified the following question: "Is paragraph 58(1)(c) of the Immigration and Refugee Protection Act only available as a ground for continued detention where it follows a detention under subsection 55(3) of the IRPA?" </text:p>
      <text:p text:style-name="P2"><text:s/></text:p>
      <text:p text:style-name="P2"><text:s/>Aliens - Topic 2 </text:p>
      <text:p text:style-name="P2"><text:s/></text:p>
      <text:p text:style-name="P2"><text:s/>Definitions and general principles - Legislation - Interpretation - [See first <text:s/>Aliens - Topic 1795]. </text:p>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This application was heard on May 9, 2005, at Montreal, Quebec, before Shore, J., of the Federal Court, who delivered the following decision on May 17, 2005. </text:p>
      <text:p text:style-name="P2"><text:s text:c="2"/></text:p>
      <text:p text:style-name="P2"><text:s/><text:span text:style-name="T2">INTRODUCTION</text:span> </text:p>
      <text:p text:style-name="P2"/>
      <text:p text:style-name="P2"><text:s/>Shore, J. </text:p>
      <text:p text:style-name="P2"><text:s/>: A rose by any other name is still a rose. The principles of statutory interpretation apply. By calling something by one word rather than another does not make it what one wants it to be. It is what it is, in the context of principles of statutory interpretation. </text:p>
      <text:p text:style-name="P2"><text:s text:c="2"/></text:p>
      <text:p text:style-name="P2"/>
      <text:p text:style-name="P2"><text:s/>"... namely, the words of an Act are to be read in their entire context and in their grammatical and ordinary sense harmoniously with the scheme of the Act, the object of the Act, and the intention of Parliament." [see footnote 1] </text:p>
      <text:p text:style-name="P2"/>
      <text:p text:style-name="P2"/>
      <text:p text:style-name="P2"><text:s/>"... It is a well established principle of statutory interpretation that the legislature does not intend to produce absurd consequences. According to Côté, ..., an interpretation can be considered absurd if it leads to ridiculous or frivolous consequences, if it is extremely unreasonable or inequitable, if it is illogical or incoherent, or if it is incompatible with other provisions or with the object of the legislative enactment (at pp. 378-80). Sullivan echoes these comments noting that a label of absurdity can be attached to interpretations which defeat the purpose of a statute or render some aspect of it pointless or futile." [see footnote 2] </text:p>
      <text:p text:style-name="P2"><text:s/></text:p>
      <text:p text:style-name="P2"><text:s/>Furthermore, practical considerations should be taken into account to ensure that statutory provisions are not interpreted in a vacuum, without considering practical realities, if such practical considerations are not precluded. </text:p>
      <text:p text:style-name="P2"><text:s/></text:p>
      <text:p text:style-name="P2"><text:s/></text:p>
      <text:p text:style-name="P2"><text:s/>JUDICIAL PROCEDURE </text:p>
      <text:p text:style-name="P2"><text:s/></text:p>
      <text:p text:style-name="P2"/>
      <text:p text:style-name="P2"><text:s/>[2] </text:p>
      <text:p text:style-name="P2"><text:s text:c="2"/>This is an application for judicial review, pursuant to s. 18.1 of the <text:s/></text:p>
      <text:p text:style-name="P2"><text:s/>Federal Courts Act </text:p>
      <text:p text:style-name="P2"><text:s text:c="2"/>[see footnote 3] from a decision rendered July 24, 2003 on behalf of the Minister of National Revenue, whereby the Applicant's request for relief from the payment of customs duties and taxes with respect to the textile cuttings that resulted from the production in Canada of dresses made from imported fabrics was denied. </text:p>
      <text:p text:style-name="P2"><text:s/></text:p>
      <text:p text:style-name="P2"><text:s/></text:p>
      <text:p text:style-name="P2"><text:s/></text:p>
      <text:p text:style-name="P2"/>
      <text:p text:style-name="P2"><text:s/></text:p>
      <text:p text:style-name="P2"><text:s/></text:p>
      <text:p text:style-name="P2"><text:soft-page-break/><text:s/></text:p>
      <text:p text:style-name="P2"><text:s/>[3] </text:p>
      <text:p text:style-name="P2"><text:s text:c="2"/>The relevant facts are stated in the Agreed Statement of Facts filed by the parties on January 30, 2004. </text:p>
      <text:p text:style-name="P2"><text:s/></text:p>
      <text:p text:style-name="P2"><text:s/></text:p>
      <text:p text:style-name="P2"><text:s/></text:p>
      <text:p text:style-name="P2"><text:s/>[4] </text:p>
      <text:p text:style-name="P2"><text:s text:c="2"/>The Applicant, A &amp; R Dress Co. Inc. (A &amp; R Dress), imported fabric from Korea and paid the applicable customs duty in respect of the said imported fabric. </text:p>
      <text:p text:style-name="P2"><text:s/></text:p>
      <text:p text:style-name="P2"><text:s/></text:p>
      <text:p text:style-name="P2"><text:s/></text:p>
      <text:p text:style-name="P2"><text:s/>[5] </text:p>
      <text:p text:style-name="P2"><text:s text:c="2"/>A &amp; R Dress cut the imported fabric in Canada and manufactured or produced dresses from the cut fabric. The dresses were sold by A &amp; R Dress in Canada. </text:p>
      <text:p text:style-name="P2"><text:s/></text:p>
      <text:p text:style-name="P2"><text:s/></text:p>
      <text:p text:style-name="P2"><text:s/></text:p>
      <text:p text:style-name="P2"><text:s/>[6] </text:p>
      <text:p text:style-name="P2"><text:s text:c="2"/>As a result of the process by which the dresses were manufactured in Canada, certain textile cuttings remained as leftover material. The leftover textile cuttings were no longer usable to manufacture dresses and were subsequently destroyed by A &amp; R Dress. The leftover textile cuttings were, themselves, not damaged prior to being destroyed by A &amp; R Dress. </text:p>
      <text:p text:style-name="P2"><text:s/></text:p>
      <text:p text:style-name="P2"><text:s/></text:p>
      <text:p text:style-name="P2"><text:s/></text:p>
      <text:p text:style-name="P2"><text:s/>[7] </text:p>
      <text:p text:style-name="P2"><text:s text:c="2"/>A &amp; R Dress filed a claim for a refund, by way of drawback, of the customs duty which had been paid in respect of the leftover textile cuttings resulting from the manufacturing process. The "Drawback Claim" was filed on form K32 under claim number M246470 dated October 22, 2002 and stamped by the Respondent, the Minister of National Revenue, on October 28, 2002. The refund claim was accompanied by a Certificate of Destruction/Exportation (E15) dated June 19, 2002 signed by a representative of the Minister which attested to the fact that textile cuttings for which a refund of customs duty was claimed had been destroyed.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9T18:16:47.309122601</meta:creation-date>
    <dc:date>2022-04-10T00:10:53.833907265</dc:date>
    <meta:editing-duration>PT1H30M55S</meta:editing-duration>
    <meta:editing-cycles>1</meta:editing-cycles>
    <meta:document-statistic meta:table-count="0" meta:image-count="0" meta:object-count="1" meta:page-count="4" meta:paragraph-count="69" meta:word-count="1200" meta:character-count="7380" meta:non-whitespace-character-count="6096"/>
    <meta:generator>LibreOffice/6.4.7.2$Linux_X86_64 LibreOffice_project/40$Build-2</meta:generator>
  </office:meta>
</office:document-meta>
</file>

<file path=Object 1/content.xml><?xml version="1.0" encoding="utf-8"?>
<math xmlns="http://www.w3.org/1998/Math/MathML" display="block">
  <semantics>
    <mrow>
      <mo fence="true" stretchy="true">(</mo>
      <mrow>
        <mtable>
          <mtr>
            <mtd>
              <mi mathvariant="italic">qi</mi>
            </mtd>
            <mtd>
              <mi>b</mi>
            </mtd>
          </mtr>
          <mtr>
            <mtd>
              <mi>c</mi>
            </mtd>
            <mtd>
              <mi>c</mi>
            </mtd>
          </mtr>
        </mtable>
      </mrow>
      <mo fence="true" stretchy="true">)</mo>
    </mrow>
    <annotation encoding="StarMath 5.0">left ( { matrix{qi # b ## c # c} } right ) </annotation>
  </semantics>
</math>
</file>